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FW_NE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W 11</text:p>
          </table:table-cell>
          <table:table-cell office:value-type="float" office:value="0.787" calcext:value-type="float">
            <text:p>0,787</text:p>
          </table:table-cell>
          <table:table-cell office:value-type="float" office:value="0.817" calcext:value-type="float">
            <text:p>0,817</text:p>
          </table:table-cell>
          <table:table-cell office:value-type="float" office:value="0.888" calcext:value-type="float">
            <text:p>0,888</text:p>
          </table:table-cell>
          <table:table-cell office:value-type="float" office:value="0.974" calcext:value-type="float">
            <text:p>0,974</text:p>
          </table:table-cell>
          <table:table-cell office:value-type="float" office:value="0.987" calcext:value-type="float">
            <text:p>0,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W 12 SD</text:p>
          </table:table-cell>
          <table:table-cell table:number-columns-repeated="4"/>
          <table:table-cell office:value-type="float" office:value="0.788" calcext:value-type="float">
            <text:p>0,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 21</text:p>
          </table:table-cell>
          <table:table-cell table:number-columns-repeated="4"/>
          <table:table-cell office:value-type="float" office:value="0.996" calcext:value-type="float">
            <text:p>0,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 22 SD</text:p>
          </table:table-cell>
          <table:table-cell table:number-columns-repeated="4"/>
          <table:table-cell office:value-type="float" office:value="0.915" calcext:value-type="float">
            <text:p>0,91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FW_V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W 11</text:p>
          </table:table-cell>
          <table:table-cell table:number-columns-repeated="4"/>
          <table:table-cell office:value-type="float" office:value="0.957" calcext:value-type="float">
            <text:p>0,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W 12 SD</text:p>
          </table:table-cell>
          <table:table-cell table:number-columns-repeated="4"/>
          <table:table-cell office:value-type="float" office:value="0.845" calcext:value-type="float">
            <text:p>0,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 21</text:p>
          </table:table-cell>
          <table:table-cell table:number-columns-repeated="4"/>
          <table:table-cell office:value-type="float" office:value="0.991" calcext:value-type="float">
            <text:p>0,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 22 SD</text:p>
          </table:table-cell>
          <table:table-cell table:number-columns-repeated="4"/>
          <table:table-cell office:value-type="float" office:value="0.924" calcext:value-type="float">
            <text:p>0,92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FW_V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table:number-columns-repeated="3"/>
          <table:table-cell table:formula="of:=0.987-0.598" office:value-type="float" office:value="0.389" calcext:value-type="float">
            <text:p>0,389</text:p>
          </table:table-cell>
        </table:table-row>
        <table:table-row table:style-name="ro1">
          <table:table-cell office:value-type="string" calcext:value-type="string">
            <text:p>ZFW 11</text:p>
          </table:table-cell>
          <table:table-cell office:value-type="float" office:value="0.467" calcext:value-type="float">
            <text:p>0,467</text:p>
          </table:table-cell>
          <table:table-cell office:value-type="float" office:value="0.486" calcext:value-type="float">
            <text:p>0,486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543" calcext:value-type="float">
            <text:p>0,543</text:p>
          </table:table-cell>
          <table:table-cell table:number-columns-repeated="3"/>
          <table:table-cell table:formula="of:=0.087/[.J17]" office:value-type="float" office:value="0.223650385604113" calcext:value-type="float">
            <text:p>0,2236503856</text:p>
          </table:table-cell>
        </table:table-row>
        <table:table-row table:style-name="ro1">
          <table:table-cell office:value-type="string" calcext:value-type="string">
            <text:p>ZFW 12 SD</text:p>
          </table:table-cell>
          <table:table-cell office:value-type="float" office:value="0.805" calcext:value-type="float">
            <text:p>0,805</text:p>
          </table:table-cell>
          <table:table-cell office:value-type="float" office:value="0.776" calcext:value-type="float">
            <text:p>0,776</text:p>
          </table:table-cell>
          <table:table-cell office:value-type="float" office:value="0.773" calcext:value-type="float">
            <text:p>0,773</text:p>
          </table:table-cell>
          <table:table-cell office:value-type="float" office:value="0.737" calcext:value-type="float">
            <text:p>0,737</text:p>
          </table:table-cell>
          <table:table-cell office:value-type="float" office:value="0.76" calcext:value-type="float">
            <text:p>0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 21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2" calcext:value-type="float">
            <text:p>0,65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13" calcext:value-type="float">
            <text:p>0,613</text:p>
          </table:table-cell>
          <table:table-cell office:value-type="float" office:value="0.601" calcext:value-type="float">
            <text:p>0,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 22 SD</text:p>
          </table:table-cell>
          <table:table-cell office:value-type="float" office:value="0.992" calcext:value-type="float">
            <text:p>0,992</text:p>
          </table:table-cell>
          <table:table-cell office:value-type="float" office:value="0.963" calcext:value-type="float">
            <text:p>0,963</text:p>
          </table:table-cell>
          <table:table-cell office:value-type="float" office:value="0.861" calcext:value-type="float">
            <text:p>0,861</text:p>
          </table:table-cell>
          <table:table-cell office:value-type="float" office:value="0.802" calcext:value-type="float">
            <text:p>0,802</text:p>
          </table:table-cell>
          <table:table-cell office:value-type="float" office:value="0.813" calcext:value-type="float">
            <text:p>0,81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FW_V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W 11</text:p>
          </table:table-cell>
          <table:table-cell table:number-columns-repeated="4"/>
          <table:table-cell office:value-type="float" office:value="0.95" calcext:value-type="float">
            <text:p>0,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W 12 SD</text:p>
          </table:table-cell>
          <table:table-cell table:number-columns-repeated="4"/>
          <table:table-cell office:value-type="float" office:value="0.849" calcext:value-type="float">
            <text:p>0,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 21</text:p>
          </table:table-cell>
          <table:table-cell table:number-columns-repeated="4"/>
          <table:table-cell office:value-type="float" office:value="0.99" calcext:value-type="float">
            <text:p>0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 22 SD</text:p>
          </table:table-cell>
          <table:table-cell table:number-columns-repeated="4"/>
          <table:table-cell office:value-type="float" office:value="0.925" calcext:value-type="float">
            <text:p>0,9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22:22.489040585</meta:creation-date>
    <dc:date>2018-03-18T22:56:00.425569411</dc:date>
    <meta:editing-duration>PT1H34M59S</meta:editing-duration>
    <meta:editing-cycles>16</meta:editing-cycles>
    <meta:generator>LibreOffice/5.1.6.2$Linux_X86_64 LibreOffice_project/10m0$Build-2</meta:generator>
    <meta:document-statistic meta:table-count="1" meta:cell-count="82" meta:object-count="0"/>
  </office:meta>
</office:document-meta>
</file>